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503cm"/>
      <style:text-properties fo:color="#000000" loext:opacity="100%" fo:font-size="13pt" style:text-underline-style="none" fo:font-weight="normal" officeooo:rsid="001e5788" officeooo:paragraph-rsid="001e5788" fo:background-color="#ffffff" style:font-size-asian="13pt" style:font-weight-asian="normal" style:font-size-complex="13pt" style:font-weight-complex="normal"/>
    </style:style>
    <style:style style:name="P2" style:family="paragraph" style:parent-style-name="Preformatted_20_Text">
      <style:text-properties fo:color="#000000" loext:opacity="100%" style:font-name="Liberation Serif" fo:font-size="13pt" fo:background-color="#ffffff" style:font-size-asian="13pt" style:font-size-complex="13pt"/>
    </style:style>
    <style:style style:name="P3" style:family="paragraph" style:parent-style-name="Preformatted_20_Text">
      <style:paragraph-properties fo:margin-top="0cm" fo:margin-bottom="0.499cm" style:contextual-spacing="false"/>
      <style:text-properties fo:color="#000000" loext:opacity="100%" style:font-name="Liberation Serif" fo:font-size="13pt" fo:background-color="#ffffff" style:font-size-asian="13pt" style:font-size-complex="13pt"/>
    </style:style>
    <style:style style:name="P4" style:family="paragraph" style:parent-style-name="Preformatted_20_Text">
      <style:text-properties fo:color="#000000" loext:opacity="100%" style:font-name="Liberation Serif" fo:font-size="13pt" style:text-underline-style="none" fo:font-weight="normal" officeooo:rsid="001e5788" fo:background-color="transparent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e5788" officeooo:paragraph-rsid="001e5788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1edb2a" officeooo:paragraph-rsid="001edb2a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5788" officeooo:paragraph-rsid="001e5788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style:font-name="Droid Sans Mono" fo:font-size="13pt" fo:font-weight="normal" fo:background-color="transparent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roid Sans Mono" fo:font-size="13pt" fo:font-weight="normal" officeooo:paragraph-rsid="001e5788" fo:background-color="transparent" style:font-size-asian="13pt" style:font-size-complex="13pt"/>
    </style:style>
    <style:style style:name="P14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16" style:family="paragraph" style:parent-style-name="Standard">
      <style:paragraph-properties style:line-height-at-least="0.503cm"/>
      <style:text-properties fo:color="#000000" loext:opacity="100%" fo:font-size="13pt" fo:background-color="transparent" style:font-size-asian="13pt" style:font-size-complex="13pt"/>
    </style:style>
    <style:style style:name="P17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font-size="13pt" fo:background-color="transparent" style:font-size-asian="13pt" style:font-size-complex="13pt"/>
    </style:style>
    <style:style style:name="P18" style:family="paragraph" style:parent-style-name="Standard">
      <style:paragraph-properties style:line-height-at-least="0.503cm"/>
      <style:text-properties fo:color="#000000" loext:opacity="100%" style:font-name="Liberation Serif" fo:font-size="15pt" style:text-underline-style="solid" style:text-underline-width="auto" style:text-underline-color="font-color" fo:font-weight="bold" officeooo:rsid="001e5788" officeooo:paragraph-rsid="001e5788" fo:background-color="transparent" style:font-size-asian="15pt" style:font-weight-asian="bold" style:font-size-complex="15pt" style:font-weight-complex="bold"/>
    </style:style>
    <style:style style:name="P19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5pt" style:text-underline-style="solid" style:text-underline-width="auto" style:text-underline-color="font-color" fo:font-weight="bold" officeooo:rsid="001e5788" officeooo:paragraph-rsid="001e5788" fo:background-color="transparent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font-weight="normal" officeooo:paragraph-rsid="001e5788" fo:background-color="transparent" style:font-size-asian="13pt" style:font-size-complex="13pt"/>
    </style:style>
    <style:style style:name="P21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22" style:family="paragraph" style:parent-style-name="Standard">
      <style:paragraph-properties style:line-height-at-least="0.503cm" fo:text-align="start" style:justify-single-word="false"/>
      <style:text-properties style:use-window-font-color="true" loext:opacity="0%" style:font-name="Droid Sans Mono" fo:font-size="10.5pt" fo:font-weight="normal" fo:background-color="transparent"/>
    </style:style>
    <style:style style:name="P23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paragraph-rsid="001edb2a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25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fo:background-color="transparent"/>
    </style:style>
    <style:style style:name="T1" style:family="text">
      <style:text-properties officeooo:rsid="001e57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5788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e5788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1e5788" style:font-size-asian="15pt" style:font-size-complex="15pt"/>
    </style:style>
    <style:style style:name="T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size="15pt" fo:font-style="italic" fo:font-weight="bold" officeooo:rsid="001e5788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font-size="15pt" fo:font-style="normal" fo:font-weight="bold" officeooo:rsid="001e5788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size="15pt" fo:font-style="normal" style:text-underline-style="solid" style:text-underline-width="auto" style:text-underline-color="font-color" fo:font-weight="bold" officeooo:rsid="001e5788" style:font-size-asian="15pt" style:font-style-asian="normal" style:font-weight-asian="bold" style:font-size-complex="15pt" style:font-style-complex="normal" style:font-weight-complex="bold"/>
    </style:style>
    <style:style style:name="T1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5" style:family="text">
      <style:text-properties fo:font-size="15pt" style:text-underline-style="solid" style:text-underline-width="auto" style:text-underline-color="font-color" fo:font-weight="bold" officeooo:rsid="001e5788" style:font-size-asian="15pt" style:font-weight-asian="bold" style:font-size-complex="15pt" style:font-weight-complex="bold"/>
    </style:style>
    <style:style style:name="T16" style:family="text">
      <style:text-properties fo:color="#569cd6" loext:opacity="100%"/>
    </style:style>
    <style:style style:name="T17" style:family="text">
      <style:text-properties fo:color="#4ec9b0" loext:opacity="100%"/>
    </style:style>
    <style:style style:name="T18" style:family="text">
      <style:text-properties fo:color="#dcdcaa" loext:opacity="100%"/>
    </style:style>
    <style:style style:name="T19" style:family="text">
      <style:text-properties fo:color="#9cdcfe" loext:opacity="100%"/>
    </style:style>
    <style:style style:name="T20" style:family="text">
      <style:text-properties fo:color="#d4d4d4" loext:opacity="100%"/>
    </style:style>
    <style:style style:name="T21" style:family="text">
      <style:text-properties fo:color="#c586c0" loext:opacity="100%"/>
    </style:style>
    <style:style style:name="T22" style:family="text">
      <style:text-properties fo:color="#b5cea8" loext:opacity="100%"/>
    </style:style>
    <style:style style:name="T23" style:family="text">
      <style:text-properties fo:color="#ce9178" loext:opacity="100%"/>
    </style:style>
    <style:style style:name="T24" style:family="text">
      <style:text-properties fo:color="#d7ba7d" loext:opacity="100%"/>
    </style:style>
    <style:style style:name="T25" style:family="text">
      <style:text-properties fo:color="#0dbc79" loext:opacity="100%" fo:font-weight="bold"/>
    </style:style>
    <style:style style:name="T26" style:family="text">
      <style:text-properties fo:color="#2472c8" loext:opacity="100%" fo:font-weight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1e5788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HWAITH K P</text:p>
      <text:p text:style-name="P5">S5 AIML</text:p>
      <text:p text:style-name="P5">ROLL NO 03</text:p>
      <text:p text:style-name="P8">25-07-2024</text:p>
      <text:p text:style-name="P6">EXPERIMENT NO 2</text:p>
      <text:p text:style-name="P6"><text:s/>VACCUM CLEANER WORLD</text:p>
      <text:p text:style-name="P6"/>
      <text:p text:style-name="P7">AIM</text:p>
      <text:p text:style-name="P9">Write a proram to implement basic strategy for the vaccum cleaner world.</text:p>
      <text:p text:style-name="P9"/>
      <text:p text:style-name="P7">PROGRAM</text:p>
      <text:p text:style-name="P20">class VacuumCleanerAgent:</text:p>
      <text:p text:style-name="P21">def __init__(self, state):</text:p>
      <text:p text:style-name="P21">self.state = state </text:p>
      <text:p text:style-name="P24"/>
      <text:p text:style-name="P21">def suck(self):</text:p>
      <text:p text:style-name="P21">if self.state[0] == "A":</text:p>
      <text:p text:style-name="P22">if self.state[1] == 1:</text:p>
      <text:p text:style-name="P21">self.state = ("A", 0, self.state[2])</text:p>
      <text:p text:style-name="P21">print(f"\nSucked dirt in Room A. New state: {self.state}")</text:p>
      <text:p text:style-name="P21">elif self.state[0] == "B":</text:p>
      <text:p text:style-name="P21">if self.state[2] == 1:</text:p>
      <text:p text:style-name="P23">self.state = ("B", sclass VacuumCleanerAgent:</text:p>
      <text:p text:style-name="P23"><text:s text:c="4"/>def __init__(self, state):</text:p>
      <text:p text:style-name="P23"><text:s text:c="8"/>self.state = state <text:s/></text:p>
      <text:p text:style-name="P23"/>
      <text:p text:style-name="P23"><text:s text:c="4"/>def suck(self):</text:p>
      <text:p text:style-name="P23"><text:s text:c="8"/>if self.state[0] == "A":</text:p>
      <text:p text:style-name="P23"><text:s text:c="12"/>if self.state[1] == 1:</text:p>
      <text:p text:style-name="P23"><text:s text:c="16"/>self.state = ("A", 0, self.state[2])</text:p>
      <text:p text:style-name="P23"><text:s text:c="16"/>print(f"\nSucked dirt in Room A. New state: {self.state}")</text:p>
      <text:p text:style-name="P23"><text:s text:c="16"/></text:p>
      <text:p text:style-name="P23"><text:s text:c="8"/>elif self.state[0] == "B":</text:p>
      <text:p text:style-name="P23"><text:s text:c="12"/>if self.state[2] == 1:</text:p>
      <text:p text:style-name="P23"><text:s text:c="16"/>self.state = ("B", self.state[1], 0)</text:p>
      <text:p text:style-name="P23"><text:s text:c="16"/>print(f"\nSucked dirt in Room B. New state: {self.state}")</text:p>
      <text:p text:style-name="P23"/>
      <text:p text:style-name="P23"><text:s text:c="4"/>def move_left(self):</text:p>
      <text:p text:style-name="P23"><text:s text:c="8"/>if self.state[0] == "B":</text:p>
      <text:p text:style-name="P23"><text:s text:c="12"/>self.state = ("A", self.state[1], self.state[2])</text:p>
      <text:p text:style-name="P23"><text:s text:c="12"/>print(f"\nRoom B is Clean.Moved left to Room A. New state: {self.state}")</text:p>
      <text:p text:style-name="P23"/>
      <text:p text:style-name="P23"><text:s text:c="4"/>def move_right(self):</text:p>
      <text:p text:style-name="P23"><text:s text:c="8"/>if self.state[0] == "A":</text:p>
      <text:p text:style-name="P23"><text:s text:c="12"/>self.state = ("B", self.state[1], self.state[2])</text:p>
      <text:p text:style-name="P23"><text:soft-page-break/><text:s text:c="12"/>print(f"\nRoom A is clean.Moved right to Room B. New state: {self.state}")</text:p>
      <text:p text:style-name="P23"/>
      <text:p text:style-name="P23"><text:s text:c="4"/>def clean(self):</text:p>
      <text:p text:style-name="P23"><text:s text:c="8"/>while self.state[1] == 1 or self.state[2] == 1:</text:p>
      <text:p text:style-name="P23"><text:s text:c="12"/>if self.state[0] == "A" and self.state[1] == 1:</text:p>
      <text:p text:style-name="P23"><text:s text:c="16"/>self.suck()</text:p>
      <text:p text:style-name="P23"><text:s text:c="12"/>elif self.state[0] == "B" and self.state[2] == 1:</text:p>
      <text:p text:style-name="P23"><text:s text:c="16"/>self.suck()</text:p>
      <text:p text:style-name="P23"><text:s text:c="12"/>elif self.state[0] == "A" and self.state[2] == 1:</text:p>
      <text:p text:style-name="P23"><text:s text:c="16"/>self.move_right()</text:p>
      <text:p text:style-name="P23"><text:s text:c="12"/>elif self.state[0] == "B" and self.state[1] == 1:</text:p>
      <text:p text:style-name="P23"><text:s text:c="16"/>self.move_left()</text:p>
      <text:p text:style-name="P23"><text:s text:c="8"/>if self.state[1] == 0 and self.state[2] == 0:</text:p>
      <text:p text:style-name="P23"><text:s text:c="12"/>print("\nBOTH RO0MS ARE CLEAN.GOAL ACHIVED \n")</text:p>
      <text:p text:style-name="P23"/>
      <text:p text:style-name="P23">agentposition=input("\nEnter the postion of agent (A|B) :")</text:p>
      <text:p text:style-name="P23">left=int(input("\nEnter the 1 if room A is dirty else 0 :"))</text:p>
      <text:p text:style-name="P23">right=int(input("\nEnter the 1 if room B is dirty else 0 :"))</text:p>
      <text:p text:style-name="P23">initial_state = (agentposition.upper(),left,right)</text:p>
      <text:p text:style-name="P23">print("INITIAL STATE",initial_state)</text:p>
      <text:p text:style-name="P23"/>
      <text:p text:style-name="P23"/>
      <text:p text:style-name="P23">agent = VacuumCleanerAgent(initial_state)</text:p>
      <text:p text:style-name="P23"/>
      <text:p text:style-name="P23"/>
      <text:p text:style-name="P23">agent.clean()elf.state[1], 0)</text:p>
      <text:p text:style-name="P21">print(f"\nSucked dirt in Room B. New state: {self.state}")</text:p>
      <text:p text:style-name="P24"/>
      <text:p text:style-name="P21">def move_left(self):</text:p>
      <text:p text:style-name="P21">if self.state[0] == "B":</text:p>
      <text:p text:style-name="P21">self.state = ("A", self.state[1], self.state[2])</text:p>
      <text:p text:style-name="P21">print(f"\nRoom B is Clean.Moved left to Room A. New state: {self.state}")</text:p>
      <text:p text:style-name="P24"/>
      <text:p text:style-name="P21">def move_right(self):</text:p>
      <text:p text:style-name="P21">if self.state[0] == "A":</text:p>
      <text:p text:style-name="P21">self.state = ("B", self.state[1], self.state[2])</text:p>
      <text:p text:style-name="P21">print(f"\nRoom A is clean.Moved right to Room B. New state: {self.state}")</text:p>
      <text:p text:style-name="P24"/>
      <text:p text:style-name="P21">def clean(self):</text:p>
      <text:p text:style-name="P21">while self.state[1] == 1 or self.state[2] == 1:</text:p>
      <text:p text:style-name="P21">if self.state[0] == "A" and self.state[1] == 1:</text:p>
      <text:p text:style-name="P21">self.suck()</text:p>
      <text:p text:style-name="P21">elif self.state[0] == "B" and self.state[2] == 1:</text:p>
      <text:p text:style-name="P21">self.suck()</text:p>
      <text:p text:style-name="P21">elif self.state[0] == "A" and self.state[2] == 1:</text:p>
      <text:p text:style-name="P21">self.move_right()</text:p>
      <text:p text:style-name="P21">elif self.state[0] == "B" and self.state[1] == 1:</text:p>
      <text:p text:style-name="P21"><text:soft-page-break/>self.move_left()</text:p>
      <text:p text:style-name="P21">if self.state[1] == 0 and self.state[2] == 0:</text:p>
      <text:p text:style-name="P21">print("\nBOTH RO0MS ARE CLEAN.GOAL ACHIVED \n")</text:p>
      <text:p text:style-name="P24"/>
      <text:p text:style-name="P21">agentposition=input("\nEnter the postion of agent (A|B) :")</text:p>
      <text:p text:style-name="P21">left=int(input("\nEnter the 1 if room A is dirty else 0 :"))</text:p>
      <text:p text:style-name="P21">right=int(input("\nEnter the 1 if room B is dirty else 0 :"))</text:p>
      <text:p text:style-name="P21">initial_state = (agentposition.upper(),left,right)</text:p>
      <text:p text:style-name="P21">print("INITIAL STATE",initial_state)</text:p>
      <text:p text:style-name="P25"/>
      <text:p text:style-name="P21">agent = VacuumCleanerAgent(initial_state)</text:p>
      <text:p text:style-name="P25"/>
      <text:p text:style-name="P21">agent.clean()</text:p>
      <text:p text:style-name="P10"/>
      <text:p text:style-name="P13"/>
      <text:p text:style-name="P19">OUTPUT</text:p>
      <text:p text:style-name="P18"/>
      <text:p text:style-name="P18">CASE 1</text:p>
      <text:p text:style-name="P1"><text:s text:c="177"/></text:p>
      <text:p text:style-name="P2">Enter the postion of agent (A|B) :A <text:s text:c="142"/></text:p>
      <text:p text:style-name="P2"><text:s text:c="178"/></text:p>
      <text:p text:style-name="P2">Enter the 1 if room A is dirty else 0 :1 <text:s text:c="137"/></text:p>
      <text:p text:style-name="P2"><text:s text:c="178"/></text:p>
      <text:p text:style-name="P2">Enter the 1 if room B is dirty else 0 :0 <text:s text:c="137"/></text:p>
      <text:p text:style-name="P2">INITIAL STATE ('A', 1, 0) <text:s text:c="152"/></text:p>
      <text:p text:style-name="P2"><text:s text:c="178"/></text:p>
      <text:p text:style-name="P2">Sucked dirt in Room A. New state: ('A', 0, 0) <text:s text:c="132"/></text:p>
      <text:p text:style-name="P2"><text:s text:c="178"/></text:p>
      <text:p text:style-name="P2">BOTH RO0MS ARE CLEAN.GOAL ACHIVED <text:s text:c="144"/></text:p>
      <text:p text:style-name="P2"><text:s text:c="178"/></text:p>
      <text:p text:style-name="P2"><text:span text:style-name="T13">CASE 2</text:span><text:span text:style-name="T12"> </text:span><text:s text:c="88"/></text:p>
      <text:p text:style-name="P2"><text:s text:c="178"/></text:p>
      <text:p text:style-name="P2">Enter the postion of agent (A|B) :a <text:s text:c="142"/></text:p>
      <text:p text:style-name="P2"><text:s text:c="178"/></text:p>
      <text:p text:style-name="P2">Enter the 1 if room A is dirty else 0 :1 <text:s text:c="137"/></text:p>
      <text:p text:style-name="P2"><text:s text:c="178"/></text:p>
      <text:p text:style-name="P2">Enter the 1 if room B is dirty else 0 :1 <text:s text:c="137"/></text:p>
      <text:p text:style-name="P2">INITIAL STATE ('A', 1, 1) <text:s text:c="152"/></text:p>
      <text:p text:style-name="P2"><text:s text:c="178"/></text:p>
      <text:p text:style-name="P2">Sucked dirt in Room A. New state: ('A', 0, 1) <text:s text:c="132"/></text:p>
      <text:p text:style-name="P2"><text:s text:c="178"/></text:p>
      <text:p text:style-name="P2">Room A is clean.Moved right to Room B. New state: ('B', 0, 1) <text:s text:c="116"/></text:p>
      <text:p text:style-name="P2"><text:s text:c="178"/></text:p>
      <text:p text:style-name="P2"><text:soft-page-break/>Sucked dirt in Room B. New state: ('B', 0, 0) <text:s text:c="132"/></text:p>
      <text:p text:style-name="P2"><text:s text:c="178"/></text:p>
      <text:p text:style-name="P2">BOTH RO0MS ARE CLEAN.GOAL ACHIVED <text:s text:c="144"/></text:p>
      <text:p text:style-name="P2"/>
      <text:p text:style-name="P2"><text:span text:style-name="T15">CASE 3</text:span><text:span text:style-name="T14"> <text:s/></text:span><text:s text:c="83"/></text:p>
      <text:p text:style-name="P2"><text:s text:c="178"/></text:p>
      <text:p text:style-name="P2">Enter the postion of agent (A|B) :a <text:s text:c="142"/></text:p>
      <text:p text:style-name="P2"><text:s text:c="178"/></text:p>
      <text:p text:style-name="P2">Enter the 1 if room A is dirty else 0 :0 <text:s text:c="137"/></text:p>
      <text:p text:style-name="P2"><text:s text:c="178"/></text:p>
      <text:p text:style-name="P2">Enter the 1 if room B is dirty else 0 :1 <text:s text:c="137"/></text:p>
      <text:p text:style-name="P2">INITIAL STATE ('A', 0, 1) <text:s text:c="152"/></text:p>
      <text:p text:style-name="P2"><text:s text:c="178"/></text:p>
      <text:p text:style-name="P2">Room A is clean.Moved right to Room B. New state: ('B', 0, 1) <text:s text:c="116"/></text:p>
      <text:p text:style-name="P2"><text:s text:c="178"/></text:p>
      <text:p text:style-name="P2">Sucked dirt in Room B. New state: ('B', 0, 0) <text:s text:c="132"/></text:p>
      <text:p text:style-name="P2"><text:s text:c="178"/></text:p>
      <text:p text:style-name="P2">BOTH RO0MS ARE CLEAN.GOAL ACHIVED <text:s text:c="144"/></text:p>
      <text:p text:style-name="P2"><text:s text:c="178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4:33:46.770358547</meta:creation-date>
    <dc:date>2024-07-25T14:50:52.200711543</dc:date>
    <meta:editing-duration>PT17M4S</meta:editing-duration>
    <meta:editing-cycles>3</meta:editing-cycles>
    <meta:generator>LibreOffice/7.3.7.2$Linux_X86_64 LibreOffice_project/30$Build-2</meta:generator>
    <meta:print-date>2024-07-25T14:45:18.849266184</meta:print-date>
    <meta:document-statistic meta:table-count="0" meta:image-count="0" meta:object-count="0" meta:page-count="4" meta:paragraph-count="132" meta:word-count="606" meta:character-count="10851" meta:non-whitespace-character-count="3350"/>
  </office:meta>
</office:document-meta>
</file>